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sans-serif" fo:font-size="13.5pt"/>
    </style:style>
    <style:style style:name="P2" style:family="paragraph" style:parent-style-name="Standard">
      <style:text-properties style:font-name="Liberation Serif" fo:font-size="10.5pt" style:font-size-asian="10.5pt" style:font-size-complex="10.5pt"/>
    </style:style>
    <style:style style:name="P3" style:family="paragraph" style:parent-style-name="Standard">
      <style:text-properties style:font-name="Liberation Serif" fo:font-size="10.5pt" fo:font-weight="bold" style:font-size-asian="10.5pt" style:font-weight-asian="bold" style:font-size-complex="10.5pt" style:font-weight-complex="bold"/>
    </style:style>
    <style:style style:name="P4" style:family="paragraph" style:parent-style-name="Standard">
      <style:text-properties style:font-name="Liberation Serif" fo:font-size="10.5pt" fo:font-weight="normal" style:font-size-asian="10.5pt" style:font-weight-asian="normal" style:font-size-complex="10.5pt" style:font-weight-complex="normal"/>
    </style:style>
    <style:style style:name="T1" style:family="text">
      <style:text-properties style:font-size-asian="10.5pt" style:font-size-complex="10.5pt"/>
    </style:style>
    <style:style style:name="T2" style:family="text">
      <style:text-properties fo:font-size="10.5pt" style:font-size-asian="10.5pt" style:font-size-complex="10.5pt"/>
    </style:style>
    <style:style style:name="T3" style:family="text">
      <style:text-properties style:font-name="Liberation Serif"/>
    </style:style>
    <style:style style:name="T4" style:family="text">
      <style:text-properties style:font-name="Liberation Serif" fo:font-size="10.5pt" style:font-size-asian="10.5pt" style:font-size-complex="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ptS483 Project2</text:p>
      <text:p text:style-name="P2">Xiyu Xie 11190877</text:p>
      <text:p text:style-name="P3"/>
      <text:p text:style-name="P3">1. run openssl s_client –connect webserver1:443</text:p>
      <text:p text:style-name="P3"/>
      <text:p text:style-name="P3">a. What is the CN for the server?</text:p>
      <text:p text:style-name="P2"/>
      <text:p text:style-name="P2"><text:tab/>/CN=server.wsu483corp.university</text:p>
      <text:p text:style-name="P2"/>
      <text:p text:style-name="P3">b. How many bits is the certificate’s publickey? Is this considered secure?</text:p>
      <text:p text:style-name="P2"/>
      <text:p text:style-name="P2"><text:tab/>Server public key is 512 bit</text:p>
      <text:p text:style-name="P2"/>
      <text:p text:style-name="P2"><text:tab/>It is not secure, RSA-512 cracked by anyone</text:p>
      <text:p text:style-name="P2"><text:s/></text:p>
      <text:p text:style-name="P3">c. What TLS/SSL protocol was used to make this connection? </text:p>
      <text:p text:style-name="P2"/>
      <text:p text:style-name="P2"><text:tab/>TLSv1/SSLv3</text:p>
      <text:p text:style-name="P2"/>
      <text:p text:style-name="P3">d. What cipher was used to make this connection?</text:p>
      <text:p text:style-name="P3"/>
      <text:p text:style-name="P2"><text:tab/>Cipher is RC4-SHA</text:p>
      <text:p text:style-name="P2"/>
      <text:p text:style-name="P3">e. What is the master key value? What is this used for?</text:p>
      <text:p text:style-name="P2"/>
      <text:p text:style-name="P2"><text:tab/> Master-Key: 799FB0EC5FE97CBB030AC994FF6BBE676977787BAD962C0F02C6D245E4128B82EC6E564CE29831A834A378EA37864B78</text:p>
      <text:p text:style-name="P2"/>
      <text:p text:style-name="P2"><text:tab/>Both the client and the server use the master secret to generate the session keys, which are symmetric keys used to encrypt and decrypt information exchanged during the SSL session and to verify its integrity.</text:p>
      <text:p text:style-name="P2"/>
      <text:p text:style-name="P3">2. run echo | openssl s_client -connect webserver1:443 2&gt;/dev/null | openssl x509 -text -noout</text:p>
      <text:p text:style-name="P3"/>
      <text:p text:style-name="P3">a. Who is the Subject?</text:p>
      <text:p text:style-name="P2"/>
      <text:p text:style-name="P2"><text:s/><text:tab/>Subject: C=US, ST=Washington, L=Pullman, O=WSUCpts483Corp,<text:tab/>CN=server.wsu483corp.university/emailAddress=fakeemail@wsu483corp.university</text:p>
      <text:p text:style-name="P2"/>
      <text:p text:style-name="P3">b.Who is the Issuer? Is this a trusted CA? A list of known CAs can be found in the directory “/usr/share/ca-certificates/mozilla”</text:p>
      <text:p text:style-name="P2"/>
      <text:p text:style-name="Standard"><text:span text:style-name="T4"><text:tab/> Issuer: C=US, ST=Washington, L=Pullman, O=WSUCpts483Corp, <text:tab/></text:span><text:a xlink:type="simple" xlink:href="mailto:CN%3Dserver.wsu483corp.university/emailAddress%3Dfakeemail@wsu483corp.university"><text:span text:style-name="T4">CN=server.wsu483corp.university/emailAddress=fakeemail@wsu483corp.university</text:span></text:a><text:span text:style-name="T4">.</text:span></text:p>
      <text:p text:style-name="P2"/>
      <text:p text:style-name="P2"><text:s/><text:tab/>It is not a trusted CA. It is not in /usr/share/ca-certificates/mozilla</text:p>
      <text:p text:style-name="P2"/>
      <text:p text:style-name="P2"><text:span text:style-name="T5">c. What is the subject’s public key?</text:span></text:p>
      <text:p text:style-name="P2"><text:tab/>RSA Public Key: (512 bit)</text:p>
      <text:p text:style-name="P2"><text:s text:c="16"/>Modulus (512 bit):</text:p>
      <text:p text:style-name="P2"><text:s text:c="20"/>00:a7:09:46:40:08:08:9d:8f:ce:b1:76:0e:36:85:</text:p>
      <text:p text:style-name="P2"><text:s text:c="20"/>40:d0:68:90:58:f0:b2:96:b5:db:ac:3f:a2:58:ab:</text:p>
      <text:p text:style-name="P2"><text:s text:c="20"/>e5:44:ba:3b:71:d5:67:e6:6e:38:9d:fb:81:41:08:</text:p>
      <text:p text:style-name="P2"><text:s text:c="20"/>2c:a8:0f:ec:37:8d:1e:92:d9:26:36:46:40:d9:da:</text:p>
      <text:p text:style-name="P2"><text:s text:c="20"/>fc:f6:6c:4d:5d</text:p>
      <text:p text:style-name="P2"><text:s text:c="16"/>Exponent: 65537 (0x10001)</text:p>
      <text:p text:style-name="P3"><text:soft-page-break/>d. What are the certificate’s validity dates? Is the certificate still valid?</text:p>
      <text:p text:style-name="P3"/>
      <text:p text:style-name="P2"><text:tab/> Validity</text:p>
      <text:p text:style-name="P2"><text:s text:c="11"/><text:tab/><text:tab/> Not Before: Sep 28 23:01:18 2014 GMT</text:p>
      <text:p text:style-name="P2"><text:s text:c="12"/><text:tab/><text:tab/>Not After : Sep 29 23:01:18 2014 GMT</text:p>
      <text:p text:style-name="P2"/>
      <text:p text:style-name="P2"><text:tab/>Valid from Sep 28 23:01:18 2014 GMT ~ Sep 29 23:01:18 2014 GMT</text:p>
      <text:p text:style-name="P2"><text:tab/>Not valid now.</text:p>
      <text:p text:style-name="P2"/>
      <text:p text:style-name="P3">3. </text:p>
      <text:p text:style-name="P3">a. Which SSL/TLS versions are supported (SSLv2, SSLv3, and TLSv1)? Are there known security concerns with any supported versions? Explain.</text:p>
      <text:p text:style-name="P2"/>
      <text:p text:style-name="P2"><text:tab/>openssl s_client -connect webserver1:443 -ssl2 <text:tab/>Failed</text:p>
      <text:p text:style-name="P2"><text:tab/>openssl s_client -connect webserver1:443 -ssl3</text:p>
      <text:p text:style-name="P2"><text:tab/>openssl s_client -connect webserver1:443 -tls1</text:p>
      <text:p text:style-name="P2"/>
      <text:p text:style-name="P4"><text:tab/>SSLv3, and TLSv1 are supported. </text:p>
      <text:p text:style-name="P4"/>
      <text:p text:style-name="P2"><text:tab/>SSL 3.0 <text:span text:style-name="T6">BEAST problem, comes from the insecurity of <text:s/>CBC mode </text:span>encryption with chained IVs. By manipulate the padding length and block boundaries, <text:span text:style-name="T6">attacker can decrypt and obtain authentication </text:span>tokens from HTTP cookie.</text:p>
      <text:p text:style-name="P2"><text:tab/>TLS fixes some issues with CBC mode. However, any website that supports SSLv3 is vulnerable, even if it also supports more recent versions of TLS. Because a network attacker can cause connection failures, they can trigger the use of SSL 3.0 and then exploit this issue</text:p>
      <text:p text:style-name="P2"/>
      <text:p text:style-name="P2">b. Test all 4 ciphers and identify, 1) if the cipher is supported, and 2) explain any known security weaknesses with the cipher. </text:p>
      <text:p text:style-name="P2"/>
      <text:p text:style-name="P2">openssl ciphers</text:p>
      <text:p text:style-name="P2">DHE-RSA-AES256-SHA:DHE-DSS-AES256-SHA:AES256-SHA:EDH-RSA-DES-CBC3-SHA:EDH-DSS-DES-CBC3-SHA:DES-CBC3-SHA:DES-CBC3-MD5:DHE-RSA-AES128-SHA:DHE-DSS-AES128-SHA:AES128-SHA:RC2-CBC-MD5:RC4-SHA:RC4-MD5:RC4-MD5:EDH-RSA-DES-CBC-SHA:EDH-DSS-DES-CBC-SHA:DES-CBC-SHA:DES-CBC-MD5:EXP-EDH-RSA-DES-CBC-SHA:EXP-EDH-DSS-DES-CBC-SHA:EXP-DES-CBC-SHA:EXP-RC2-CBC-MD5:EXP-RC2-CBC-MD5:EXP-RC4-MD5:EXP-RC4-MD5</text:p>
      <text:p text:style-name="P2"/>
      <text:p text:style-name="P2"/>
      <text:p text:style-name="P2">openssl s_client -connect webserver1:443 -cipher AES128-SHA <text:tab/><text:tab/>failed</text:p>
      <text:p text:style-name="P2">openssl s_client -connect webserver1:443 -cipher DES-CBC3-MD5<text:tab/>failed</text:p>
      <text:p text:style-name="P2">openssl s_client -connect webserver1:443 -cipher DES-CBC-SHA<text:tab/><text:tab/>supported</text:p>
      <text:p text:style-name="P2">openssl s_client -connect webserver1:443 -cipher RC4-MD5<text:tab/><text:tab/>supported</text:p>
      <text:p text:style-name="P2"/>
      <text:p text:style-name="P2"/>
      <text:p text:style-name="P2">DES, key size is too small.</text:p>
      <text:p text:style-name="P2">DES/AES only for one block encryption.</text:p>
      <text:p text:style-name="P2">CBC has the beast attach problem.</text:p>
      <text:p text:style-name="P2">RC4 has problem which keys are generated</text:p>
      <text:p text:style-name="P2">MD5 preimage and collision resistant are broken</text:p>
      <text:p text:style-name="P2">SHA sha-1 key is not long enough</text:p>
      <text:p text:style-name="P2"/>
      <text:p text:style-name="P3">a. What are the factors of the modulus as retrieved by mseive</text:p>
      <text:p text:style-name="P2"/>
      <text:p text:style-name="P2">openssl rsa -in shortkey.pem -text -noout</text:p>
      <text:p text:style-name="P2">modulus:</text:p>
      <text:p text:style-name="P2"><text:s/><text:tab/> 00cb6ef2ab88d0435b704939ff1e759e5e959884a8cf3fa3974ca4e64249c0d975</text:p>
      <text:p text:style-name="P2"/>
      <text:p text:style-name="P2"><text:soft-page-break/><text:s/>python -c 'print int("00cb6ef2ab88d0435b704939ff1e759e5e959884a8cf3fa3974ca4e64249c0d975",16)'</text:p>
      <text:p text:style-name="P2"/>
      <text:p text:style-name="P2">92015536286703648657957880439538857981018784402774461165473493706699649898869</text:p>
      <text:p text:style-name="P2"/>
      <text:p text:style-name="P2">prp39 factor: 283254538891764545647772122422845106257</text:p>
      <text:p text:style-name="P2">prp39 factor: 324851056744633668099894652759207852517</text:p>
      <text:p text:style-name="P2"/>
      <text:p text:style-name="P3">a. Decrypt and inspect the traffic in Wireshark. What is the super secret message that was sent to webserver1</text:p>
      <text:p text:style-name="P2"/>
      <text:p text:style-name="P2"><text:tab/>GET /index.html?secretmessage=GoCougsw3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4:30:00</meta:creation-date>
    <dc:date>2014-10-20T19:07:40</dc:date>
    <meta:editing-duration>PT4H37M21S</meta:editing-duration>
    <meta:editing-cycles>124</meta:editing-cycles>
    <meta:generator>LibreOffice/3.5$Linux_x86 LibreOffice_project/350m1$Build-2</meta:generator>
    <meta:document-statistic meta:table-count="0" meta:image-count="0" meta:object-count="0" meta:page-count="3" meta:paragraph-count="68" meta:word-count="517" meta:character-count="4558" meta:non-whitespace-character-count="3884"/>
  </office:meta>
</office:document-meta>
</file>